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5cm"/>
      <style:paragraph-properties style:writing-mode="lr-tb"/>
    </style:style>
    <style:style style:name="gr2" style:family="graphic" style:parent-style-name="standard">
      <style:graphic-properties draw:fill-color="#3faf46" draw:textarea-horizontal-align="justify" draw:textarea-vertical-align="middle" draw:auto-grow-height="false" fo:min-height="1.75cm" fo:min-width="5cm"/>
      <style:paragraph-properties style:writing-mode="lr-tb"/>
    </style:style>
    <style:style style:name="gr3" style:family="graphic" style:parent-style-name="objectwithoutfill">
      <style:graphic-properties draw:marker-end="Pontas_20_das_20_setas_20_7" draw:marker-end-width="0.3cm" draw:fill="none" draw:textarea-vertical-align="middle"/>
    </style:style>
    <style:style style:name="gr4" style:family="graphic" style:parent-style-name="objectwithoutfill">
      <style:graphic-properties draw:marker-end="Pontas_20_das_20_setas_20_8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3faf46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color="#3465a4" loext:opacity="100%"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3465a4" loext:opacity="100%" fo:font-weight="bold" style:font-weight-asian="bold" style:font-weight-complex="bold"/>
    </style:style>
    <style:style style:name="P7" style:family="paragraph">
      <style:text-properties fo:color="#3faf46" loext:opacity="100%" fo:font-weight="bold" style:font-weight-asian="bold" style:font-weight-complex="bold"/>
    </style:style>
    <style:style style:name="P8" style:family="paragraph">
      <loext:graphic-properties draw:fill="none" draw:fill-color="#ffffff"/>
      <style:text-properties fo:color="#3faf46" loext:opacity="100%" fo:font-weight="bold" style:font-weight-asian="bold" style:font-weight-complex="bold"/>
    </style:style>
    <style:style style:name="T1" style:family="text">
      <style:text-properties fo:color="#3465a4" loext:opacity="100%" fo:font-weight="bold" style:font-weight-asian="bold" style:font-weight-complex="bold"/>
    </style:style>
    <style:style style:name="T2" style:family="text">
      <style:text-properties fo:color="#3faf46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custom-shape draw:style-name="gr1" draw:text-style-name="P1" xml:id="id1" draw:id="id1" draw:layer="layout" svg:width="5.5cm" svg:height="2cm" svg:x="2.55cm" svg:y="3cm">
            <text:p text:style-name="P1">Product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2" xml:id="id2" draw:id="id2" draw:layer="layout" svg:width="5.5cm" svg:height="2cm" svg:x="12.8cm" svg:y="3cm">
            <text:p text:style-name="P1">Packag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3" draw:text-style-name="P3" draw:layer="layout" svg:x1="5.3cm" svg:y1="3cm" svg:x2="15.55cm" svg:y2="3cm" draw:start-shape="id1" draw:start-glue-point="4" draw:end-shape="id2" draw:end-glue-point="4" svg:d="M5300 3000v-501h10250v501" svg:viewBox="0 0 10251 502">
            <text:p/>
          </draw:connector>
          <draw:connector draw:style-name="gr4" draw:text-style-name="P3" draw:layer="layout" svg:x1="15.55cm" svg:y1="5cm" svg:x2="5.3cm" svg:y2="5cm" draw:start-shape="id2" draw:start-glue-point="6" draw:end-shape="id1" draw:end-glue-point="6" svg:d="M15550 5000v502h-10250v-502" svg:viewBox="0 0 10251 503">
            <text:p/>
          </draw:connector>
          <draw:frame draw:style-name="gr5" draw:text-style-name="P4" draw:layer="layout" svg:width="0.853cm" svg:height="0.962cm" svg:x="5.447cm" svg:y="5.538cm">
            <draw:text-box>
              <text:p>1</text:p>
            </draw:text-box>
          </draw:frame>
          <draw:frame draw:style-name="gr5" draw:text-style-name="P4" draw:layer="layout" svg:width="0.853cm" svg:height="0.962cm" svg:x="14.451cm" svg:y="5.511cm">
            <draw:text-box>
              <text:p>1</text:p>
            </draw:text-box>
          </draw:frame>
          <draw:custom-shape draw:style-name="gr1" draw:text-style-name="P1" draw:layer="layout" svg:width="5.5cm" svg:height="2cm" svg:x="2.551cm" svg:y="3.001cm">
            <text:p text:style-name="P1">Product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6" draw:text-style-name="P4" draw:layer="layout" svg:width="0.853cm" svg:height="0.962cm" svg:x="5.447cm" svg:y="1.65cm">
            <draw:text-box>
              <text:p>1</text:p>
            </draw:text-box>
          </draw:frame>
          <draw:frame draw:style-name="gr7" draw:text-style-name="P4" draw:layer="layout" svg:width="0.847cm" svg:height="0.962cm" svg:x="14.451cm" svg:y="1.75cm">
            <draw:text-box>
              <text:p>N</text:p>
            </draw:text-box>
          </draw:frame>
          <draw:custom-shape draw:style-name="gr1" draw:text-style-name="P1" xml:id="id3" draw:id="id3" draw:layer="layout" svg:width="5.5cm" svg:height="2cm" svg:x="2.551cm" svg:y="8.355cm">
            <text:p text:style-name="P1">Product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2" xml:id="id4" draw:id="id4" draw:layer="layout" svg:width="5.5cm" svg:height="2cm" svg:x="12.801cm" svg:y="8.355cm">
            <text:p text:style-name="P1">Packag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3" draw:text-style-name="P3" draw:layer="layout" svg:x1="5.301cm" svg:y1="8.355cm" svg:x2="15.551cm" svg:y2="8.355cm" draw:start-shape="id3" draw:start-glue-point="4" draw:end-shape="id4" draw:end-glue-point="4" svg:d="M5301 8355v-501h10250v501" svg:viewBox="0 0 10251 502">
            <text:p/>
          </draw:connector>
          <draw:connector draw:style-name="gr4" draw:text-style-name="P3" draw:layer="layout" svg:x1="15.551cm" svg:y1="10.355cm" svg:x2="5.301cm" svg:y2="10.355cm" draw:start-shape="id4" draw:start-glue-point="6" draw:end-shape="id3" draw:end-glue-point="6" svg:d="M15551 10355v502h-10250v-502" svg:viewBox="0 0 10251 503">
            <text:p/>
          </draw:connector>
          <draw:frame draw:style-name="gr5" draw:text-style-name="P4" draw:layer="layout" svg:width="0.853cm" svg:height="0.962cm" svg:x="5.447cm" svg:y="10.893cm">
            <draw:text-box>
              <text:p>1</text:p>
            </draw:text-box>
          </draw:frame>
          <draw:frame draw:style-name="gr5" draw:text-style-name="P4" draw:layer="layout" svg:width="0.853cm" svg:height="0.962cm" svg:x="14.451cm" svg:y="10.866cm">
            <draw:text-box>
              <text:p>1</text:p>
            </draw:text-box>
          </draw:frame>
          <draw:custom-shape draw:style-name="gr1" draw:text-style-name="P1" draw:layer="layout" svg:width="5.5cm" svg:height="2cm" svg:x="2.552cm" svg:y="8.356cm">
            <text:p text:style-name="P1">PackageNam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6" draw:text-style-name="P4" draw:layer="layout" svg:width="0.853cm" svg:height="0.962cm" svg:x="5.447cm" svg:y="7.005cm">
            <draw:text-box>
              <text:p>1</text:p>
            </draw:text-box>
          </draw:frame>
          <draw:frame draw:style-name="gr5" draw:text-style-name="P4" draw:layer="layout" svg:width="0.959cm" svg:height="0.962cm" svg:x="14.451cm" svg:y="6.993cm">
            <draw:text-box>
              <text:p>N</text:p>
            </draw:text-box>
          </draw:frame>
          <draw:custom-shape draw:style-name="gr1" draw:text-style-name="P1" xml:id="id5" draw:id="id5" draw:layer="layout" svg:width="5.5cm" svg:height="2cm" svg:x="2.552cm" svg:y="13.703cm">
            <text:p text:style-name="P1">Product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2" xml:id="id6" draw:id="id6" draw:layer="layout" svg:width="5.5cm" svg:height="2cm" svg:x="12.802cm" svg:y="13.703cm">
            <text:p text:style-name="P1">Servic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3" draw:text-style-name="P3" draw:layer="layout" svg:x1="5.302cm" svg:y1="13.703cm" svg:x2="15.552cm" svg:y2="13.703cm" draw:start-shape="id5" draw:start-glue-point="4" draw:end-shape="id6" draw:end-glue-point="4" svg:d="M5302 13703v-501h10250v501" svg:viewBox="0 0 10251 502">
            <text:p/>
          </draw:connector>
          <draw:connector draw:style-name="gr4" draw:text-style-name="P3" draw:layer="layout" svg:x1="15.552cm" svg:y1="15.703cm" svg:x2="5.302cm" svg:y2="15.703cm" draw:start-shape="id6" draw:start-glue-point="6" draw:end-shape="id5" draw:end-glue-point="6" svg:d="M15552 15703v502h-10250v-502" svg:viewBox="0 0 10251 503">
            <text:p/>
          </draw:connector>
          <draw:frame draw:style-name="gr5" draw:text-style-name="P4" draw:layer="layout" svg:width="0.853cm" svg:height="0.962cm" svg:x="5.447cm" svg:y="16.241cm">
            <draw:text-box>
              <text:p>1</text:p>
            </draw:text-box>
          </draw:frame>
          <draw:frame draw:style-name="gr5" draw:text-style-name="P4" draw:layer="layout" svg:width="0.853cm" svg:height="0.962cm" svg:x="14.451cm" svg:y="16.214cm">
            <draw:text-box>
              <text:p>1</text:p>
            </draw:text-box>
          </draw:frame>
          <draw:custom-shape draw:style-name="gr1" draw:text-style-name="P1" draw:layer="layout" svg:width="5.5cm" svg:height="2cm" svg:x="2.553cm" svg:y="13.704cm">
            <text:p text:style-name="P1">User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6" draw:text-style-name="P4" draw:layer="layout" svg:width="0.853cm" svg:height="0.962cm" svg:x="5.447cm" svg:y="12.353cm">
            <draw:text-box>
              <text:p>1</text:p>
            </draw:text-box>
          </draw:frame>
          <draw:frame draw:style-name="gr5" draw:text-style-name="P4" draw:layer="layout" svg:width="0.959cm" svg:height="0.962cm" svg:x="14.451cm" svg:y="12.341cm">
            <draw:text-box>
              <text:p>N</text:p>
            </draw:text-box>
          </draw:frame>
          <draw:custom-shape draw:style-name="gr1" draw:text-style-name="P1" xml:id="id7" draw:id="id7" draw:layer="layout" svg:width="5.5cm" svg:height="2cm" svg:x="2.553cm" svg:y="19.052cm">
            <text:p text:style-name="P1">Product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2" xml:id="id8" draw:id="id8" draw:layer="layout" svg:width="5.5cm" svg:height="2cm" svg:x="12.803cm" svg:y="19.052cm">
            <text:p text:style-name="P1">Servic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3" draw:text-style-name="P3" draw:layer="layout" svg:x1="5.303cm" svg:y1="19.052cm" svg:x2="15.553cm" svg:y2="19.052cm" draw:start-shape="id7" draw:start-glue-point="4" draw:end-shape="id8" draw:end-glue-point="4" svg:d="M5303 19052v-501h10250v501" svg:viewBox="0 0 10251 502">
            <text:p/>
          </draw:connector>
          <draw:connector draw:style-name="gr4" draw:text-style-name="P3" draw:layer="layout" svg:x1="15.553cm" svg:y1="21.052cm" svg:x2="5.303cm" svg:y2="21.052cm" draw:start-shape="id8" draw:start-glue-point="6" draw:end-shape="id7" draw:end-glue-point="6" svg:d="M15553 21052v502h-10250v-502" svg:viewBox="0 0 10251 503">
            <text:p/>
          </draw:connector>
          <draw:frame draw:style-name="gr5" draw:text-style-name="P4" draw:layer="layout" svg:width="0.853cm" svg:height="0.962cm" svg:x="5.448cm" svg:y="21.59cm">
            <draw:text-box>
              <text:p>1</text:p>
            </draw:text-box>
          </draw:frame>
          <draw:frame draw:style-name="gr5" draw:text-style-name="P4" draw:layer="layout" svg:width="0.853cm" svg:height="0.962cm" svg:x="14.452cm" svg:y="21.563cm">
            <draw:text-box>
              <text:p>1</text:p>
            </draw:text-box>
          </draw:frame>
          <draw:custom-shape draw:style-name="gr1" draw:text-style-name="P1" draw:layer="layout" svg:width="5.5cm" svg:height="2cm" svg:x="2.554cm" svg:y="19.053cm">
            <text:p text:style-name="P1">Packag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6" draw:text-style-name="P4" draw:layer="layout" svg:width="0.853cm" svg:height="0.962cm" svg:x="5.448cm" svg:y="17.702cm">
            <draw:text-box>
              <text:p>1</text:p>
            </draw:text-box>
          </draw:frame>
          <draw:frame draw:style-name="gr5" draw:text-style-name="P4" draw:layer="layout" svg:width="0.959cm" svg:height="0.962cm" svg:x="14.452cm" svg:y="17.69cm">
            <draw:text-box>
              <text:p>N</text:p>
            </draw:text-box>
          </draw:frame>
          <draw:custom-shape draw:style-name="gr1" draw:text-style-name="P1" xml:id="id9" draw:id="id9" draw:layer="layout" svg:width="5.5cm" svg:height="2cm" svg:x="2.554cm" svg:y="24.4cm">
            <text:p text:style-name="P1">Product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2" xml:id="id10" draw:id="id10" draw:layer="layout" svg:width="5.5cm" svg:height="2cm" svg:x="12.804cm" svg:y="24.4cm">
            <text:p text:style-name="P1">PaymentForm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3" draw:text-style-name="P3" draw:layer="layout" svg:x1="5.304cm" svg:y1="24.4cm" svg:x2="15.554cm" svg:y2="24.4cm" draw:start-shape="id9" draw:start-glue-point="4" draw:end-shape="id10" draw:end-glue-point="4" svg:d="M5304 24400v-501h10250v501" svg:viewBox="0 0 10251 502">
            <text:p/>
          </draw:connector>
          <draw:connector draw:style-name="gr4" draw:text-style-name="P3" draw:layer="layout" svg:x1="15.554cm" svg:y1="26.4cm" svg:x2="5.304cm" svg:y2="26.4cm" draw:start-shape="id10" draw:start-glue-point="6" draw:end-shape="id9" draw:end-glue-point="6" svg:d="M15554 26400v502h-10250v-502" svg:viewBox="0 0 10251 503">
            <text:p/>
          </draw:connector>
          <draw:frame draw:style-name="gr5" draw:text-style-name="P4" draw:layer="layout" svg:width="0.853cm" svg:height="0.962cm" svg:x="5.449cm" svg:y="26.938cm">
            <draw:text-box>
              <text:p>1</text:p>
            </draw:text-box>
          </draw:frame>
          <draw:frame draw:style-name="gr5" draw:text-style-name="P4" draw:layer="layout" svg:width="0.853cm" svg:height="0.962cm" svg:x="14.453cm" svg:y="26.911cm">
            <draw:text-box>
              <text:p>1</text:p>
            </draw:text-box>
          </draw:frame>
          <draw:custom-shape draw:style-name="gr1" draw:text-style-name="P1" draw:layer="layout" svg:width="5.5cm" svg:height="2cm" svg:x="2.555cm" svg:y="24.401cm">
            <text:p text:style-name="P1">Servic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6" draw:text-style-name="P4" draw:layer="layout" svg:width="0.853cm" svg:height="0.962cm" svg:x="5.449cm" svg:y="23.05cm">
            <draw:text-box>
              <text:p>1</text:p>
            </draw:text-box>
          </draw:frame>
          <draw:frame draw:style-name="gr5" draw:text-style-name="P4" draw:layer="layout" svg:width="0.959cm" svg:height="0.962cm" svg:x="14.453cm" svg:y="23.038cm">
            <draw:text-box>
              <text:p>N</text:p>
            </draw:text-box>
          </draw:frame>
          <draw:frame draw:style-name="gr5" draw:text-style-name="P6" draw:layer="layout" svg:width="3.609cm" svg:height="0.962cm" svg:x="1.25cm" svg:y="1.05cm">
            <draw:text-box>
              <text:p text:style-name="P5"><text:span text:style-name="T1">pkproduct</text:span></text:p>
            </draw:text-box>
          </draw:frame>
          <draw:frame draw:style-name="gr8" draw:text-style-name="P6" draw:layer="layout" svg:width="3.499cm" svg:height="1.673cm" svg:x="1.251cm" svg:y="6.15cm">
            <draw:text-box>
              <text:p text:style-name="P5"><text:span text:style-name="T1">pkname</text:span></text:p>
            </draw:text-box>
          </draw:frame>
          <draw:frame draw:style-name="gr5" draw:text-style-name="P6" draw:layer="layout" svg:width="3.139cm" svg:height="0.962cm" svg:x="1.251cm" svg:y="11.65cm">
            <draw:text-box>
              <text:p text:style-name="P5"><text:span text:style-name="T1">servuser</text:span></text:p>
            </draw:text-box>
          </draw:frame>
          <draw:frame draw:style-name="gr5" draw:text-style-name="P6" draw:layer="layout" svg:width="4.337cm" svg:height="0.962cm" svg:x="1.251cm" svg:y="16.95cm">
            <draw:text-box>
              <text:p text:style-name="P5"><text:span text:style-name="T1">servpackage</text:span></text:p>
            </draw:text-box>
          </draw:frame>
          <draw:frame draw:style-name="gr5" draw:text-style-name="P6" draw:layer="layout" svg:width="5.184cm" svg:height="0.962cm" svg:x="1.251cm" svg:y="22.35cm">
            <draw:text-box>
              <text:p text:style-name="P5"><text:span text:style-name="T1">payformservice</text:span></text:p>
            </draw:text-box>
          </draw:frame>
          <draw:frame draw:style-name="gr5" draw:text-style-name="P8" draw:layer="layout" svg:width="2.868cm" svg:height="0.962cm" svg:x="17.064cm" svg:y="6.15cm">
            <draw:text-box>
              <text:p text:style-name="P7"><text:span text:style-name="T2">product</text:span></text:p>
            </draw:text-box>
          </draw:frame>
          <draw:frame draw:style-name="gr5" draw:text-style-name="P8" draw:layer="layout" svg:width="4.693cm" svg:height="0.962cm" svg:x="15.201cm" svg:y="11.65cm">
            <draw:text-box>
              <text:p text:style-name="P7"><text:span text:style-name="T2">packagename</text:span></text:p>
            </draw:text-box>
          </draw:frame>
          <draw:frame draw:style-name="gr5" draw:text-style-name="P8" draw:layer="layout" svg:width="1.84cm" svg:height="0.962cm" svg:x="17.944cm" svg:y="16.95cm">
            <draw:text-box>
              <text:p text:style-name="P7"><text:span text:style-name="T2">user</text:span></text:p>
            </draw:text-box>
          </draw:frame>
          <draw:frame draw:style-name="gr5" draw:text-style-name="P8" draw:layer="layout" svg:width="3.038cm" svg:height="0.962cm" svg:x="16.784cm" svg:y="22.35cm">
            <draw:text-box>
              <text:p text:style-name="P7"><text:span text:style-name="T2">package</text:span></text:p>
            </draw:text-box>
          </draw:frame>
          <draw:frame draw:style-name="gr5" draw:text-style-name="P8" draw:layer="layout" svg:width="2.682cm" svg:height="0.962cm" svg:x="17.169cm" svg:y="27.25cm">
            <draw:text-box>
              <text:p text:style-name="P7"><text:span text:style-name="T2">service</text:span></text:p>
            </draw:text-box>
          </draw:frame>
        </draw:g>
        <draw:frame draw:style-name="gr5" draw:text-style-name="P4" draw:layer="layout" svg:width="3.072cm" svg:height="0.962cm" svg:x="9cm" svg:y="1.55cm">
          <draw:text-box>
            <text:p>hasMany</text:p>
          </draw:text-box>
        </draw:frame>
        <draw:frame draw:style-name="gr5" draw:text-style-name="P4" draw:layer="layout" svg:width="3.385cm" svg:height="0.962cm" svg:x="8.701cm" svg:y="4.55cm">
          <draw:text-box>
            <text:p>belongsTo</text:p>
          </draw:text-box>
        </draw:frame>
        <draw:frame draw:style-name="gr5" draw:text-style-name="P4" draw:layer="layout" svg:width="3.072cm" svg:height="0.962cm" svg:x="9cm" svg:y="6.95cm">
          <draw:text-box>
            <text:p>hasMany</text:p>
          </draw:text-box>
        </draw:frame>
        <draw:frame draw:style-name="gr5" draw:text-style-name="P4" draw:layer="layout" svg:width="3.385cm" svg:height="0.962cm" svg:x="8.702cm" svg:y="9.95cm">
          <draw:text-box>
            <text:p>belongsTo</text:p>
          </draw:text-box>
        </draw:frame>
        <draw:frame draw:style-name="gr5" draw:text-style-name="P4" draw:layer="layout" svg:width="3.072cm" svg:height="0.962cm" svg:x="9cm" svg:y="12.25cm">
          <draw:text-box>
            <text:p>hasMany</text:p>
          </draw:text-box>
        </draw:frame>
        <draw:frame draw:style-name="gr5" draw:text-style-name="P4" draw:layer="layout" svg:width="3.072cm" svg:height="0.962cm" svg:x="9cm" svg:y="17.65cm">
          <draw:text-box>
            <text:p>hasMany</text:p>
          </draw:text-box>
        </draw:frame>
        <draw:frame draw:style-name="gr5" draw:text-style-name="P4" draw:layer="layout" svg:width="3.072cm" svg:height="0.962cm" svg:x="9cm" svg:y="23.05cm">
          <draw:text-box>
            <text:p>hasMany</text:p>
          </draw:text-box>
        </draw:frame>
        <draw:frame draw:style-name="gr5" draw:text-style-name="P4" draw:layer="layout" svg:width="3.385cm" svg:height="0.962cm" svg:x="8.703cm" svg:y="15.35cm">
          <draw:text-box>
            <text:p>belongsTo</text:p>
          </draw:text-box>
        </draw:frame>
        <draw:frame draw:style-name="gr5" draw:text-style-name="P4" draw:layer="layout" svg:width="3.385cm" svg:height="0.962cm" svg:x="8.704cm" svg:y="20.65cm">
          <draw:text-box>
            <text:p>belongsTo</text:p>
          </draw:text-box>
        </draw:frame>
        <draw:frame draw:style-name="gr5" draw:text-style-name="P4" draw:layer="layout" svg:width="3.385cm" svg:height="0.962cm" svg:x="8.705cm" svg:y="25.95cm">
          <draw:text-box>
            <text:p>belongsTo</text:p>
          </draw:text-box>
        </draw:frame>
      </draw:page>
      <draw:page draw:name="page2" draw:style-name="dp1" draw:master-page-name="Padrão">
        <draw:g>
          <draw:custom-shape draw:style-name="gr1" draw:text-style-name="P1" xml:id="id11" draw:id="id11" draw:layer="layout" svg:width="5.5cm" svg:height="2cm" svg:x="2.554cm" svg:y="24.4cm">
            <text:p text:style-name="P1">Product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2" xml:id="id12" draw:id="id12" draw:layer="layout" svg:width="5.5cm" svg:height="2cm" svg:x="12.804cm" svg:y="24.4cm">
            <text:p text:style-name="P1"/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3" draw:text-style-name="P3" draw:layer="layout" svg:x1="5.304cm" svg:y1="24.4cm" svg:x2="15.554cm" svg:y2="24.4cm" draw:start-shape="id11" draw:start-glue-point="4" draw:end-shape="id12" draw:end-glue-point="4" svg:d="M5304 24400v-501h10250v501" svg:viewBox="0 0 10251 502">
            <text:p/>
          </draw:connector>
          <draw:connector draw:style-name="gr4" draw:text-style-name="P3" draw:layer="layout" svg:x1="15.554cm" svg:y1="26.4cm" svg:x2="5.304cm" svg:y2="26.4cm" draw:start-shape="id12" draw:start-glue-point="6" draw:end-shape="id11" draw:end-glue-point="6" svg:d="M15554 26400v502h-10250v-502" svg:viewBox="0 0 10251 503">
            <text:p/>
          </draw:connector>
          <draw:custom-shape draw:style-name="gr1" draw:text-style-name="P1" draw:layer="layout" svg:width="5.5cm" svg:height="2cm" svg:x="2.555cm" svg:y="24.401cm">
            <text:p text:style-name="P1"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1" draw:text-style-name="P1" xml:id="id13" draw:id="id13" draw:layer="layout" svg:width="5.5cm" svg:height="2cm" svg:x="2.55cm" svg:y="3.2cm">
            <text:p text:style-name="P1">Product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2" xml:id="id14" draw:id="id14" draw:layer="layout" svg:width="5.5cm" svg:height="2cm" svg:x="12.8cm" svg:y="3.2cm">
            <text:p text:style-name="P1">PaymentControl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3" draw:text-style-name="P3" draw:layer="layout" svg:x1="5.3cm" svg:y1="3.2cm" svg:x2="15.55cm" svg:y2="3.2cm" draw:start-shape="id13" draw:start-glue-point="4" draw:end-shape="id14" draw:end-glue-point="4" svg:d="M5300 3200v-501h10250v501" svg:viewBox="0 0 10251 502">
            <text:p/>
          </draw:connector>
          <draw:connector draw:style-name="gr4" draw:text-style-name="P3" draw:layer="layout" svg:x1="15.55cm" svg:y1="5.2cm" svg:x2="5.3cm" svg:y2="5.2cm" draw:start-shape="id14" draw:start-glue-point="6" draw:end-shape="id13" draw:end-glue-point="6" svg:d="M15550 5200v502h-10250v-502" svg:viewBox="0 0 10251 503">
            <text:p/>
          </draw:connector>
          <draw:frame draw:style-name="gr5" draw:text-style-name="P4" draw:layer="layout" svg:width="0.853cm" svg:height="0.962cm" svg:x="5.447cm" svg:y="5.738cm">
            <draw:text-box>
              <text:p>1</text:p>
            </draw:text-box>
          </draw:frame>
          <draw:frame draw:style-name="gr5" draw:text-style-name="P4" draw:layer="layout" svg:width="0.853cm" svg:height="0.962cm" svg:x="14.451cm" svg:y="5.711cm">
            <draw:text-box>
              <text:p>1</text:p>
            </draw:text-box>
          </draw:frame>
          <draw:custom-shape draw:style-name="gr1" draw:text-style-name="P1" draw:layer="layout" svg:width="5.5cm" svg:height="2cm" svg:x="2.551cm" svg:y="3.201cm">
            <text:p text:style-name="P1">PaymentForm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6" draw:text-style-name="P4" draw:layer="layout" svg:width="0.853cm" svg:height="0.962cm" svg:x="5.447cm" svg:y="1.85cm">
            <draw:text-box>
              <text:p>1</text:p>
            </draw:text-box>
          </draw:frame>
          <draw:frame draw:style-name="gr7" draw:text-style-name="P4" draw:layer="layout" svg:width="0.847cm" svg:height="0.962cm" svg:x="14.451cm" svg:y="1.95cm">
            <draw:text-box>
              <text:p>1</text:p>
            </draw:text-box>
          </draw:frame>
          <draw:frame draw:style-name="gr5" draw:text-style-name="P6" draw:layer="layout" svg:width="3.99cm" svg:height="0.962cm" svg:x="1.25cm" svg:y="1.25cm">
            <draw:text-box>
              <text:p text:style-name="P5"><text:span text:style-name="T1">payformctrl</text:span></text:p>
            </draw:text-box>
          </draw:frame>
          <draw:frame draw:style-name="gr5" draw:text-style-name="P8" draw:layer="layout" svg:width="4.519cm" svg:height="0.962cm" svg:x="15.163cm" svg:y="6.35cm">
            <draw:text-box>
              <text:p text:style-name="P7"><text:span text:style-name="T2">paymentform</text:span></text:p>
            </draw:text-box>
          </draw:frame>
          <draw:frame draw:style-name="gr5" draw:text-style-name="P4" draw:layer="layout" svg:width="2.72cm" svg:height="0.962cm" svg:x="9cm" svg:y="1.75cm">
            <draw:text-box>
              <text:p>hasOne</text:p>
            </draw:text-box>
          </draw:frame>
          <draw:frame draw:style-name="gr5" draw:text-style-name="P4" draw:layer="layout" svg:width="3.385cm" svg:height="0.962cm" svg:x="8.7cm" svg:y="4.85cm">
            <draw:text-box>
              <text:p>belongsTo</text:p>
            </draw:text-box>
          </draw:frame>
        </draw:g>
        <draw:g>
          <draw:custom-shape draw:style-name="gr1" draw:text-style-name="P1" xml:id="id15" draw:id="id15" draw:layer="layout" svg:width="5.5cm" svg:height="2cm" svg:x="2.551cm" svg:y="9.43cm">
            <text:p text:style-name="P1">Product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2" xml:id="id16" draw:id="id16" draw:layer="layout" svg:width="5.5cm" svg:height="2cm" svg:x="12.801cm" svg:y="9.43cm">
            <text:p text:style-name="P1">Receipt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3" draw:text-style-name="P3" draw:layer="layout" svg:x1="5.301cm" svg:y1="9.43cm" svg:x2="15.551cm" svg:y2="9.43cm" draw:start-shape="id15" draw:start-glue-point="4" draw:end-shape="id16" draw:end-glue-point="4" svg:d="M5301 9430v-501h10250v501" svg:viewBox="0 0 10251 502">
            <text:p/>
          </draw:connector>
          <draw:connector draw:style-name="gr4" draw:text-style-name="P3" draw:layer="layout" svg:x1="15.551cm" svg:y1="11.43cm" svg:x2="5.301cm" svg:y2="11.43cm" draw:start-shape="id16" draw:start-glue-point="6" draw:end-shape="id15" draw:end-glue-point="6" svg:d="M15551 11430v502h-10250v-502" svg:viewBox="0 0 10251 503">
            <text:p/>
          </draw:connector>
          <draw:frame draw:style-name="gr5" draw:text-style-name="P4" draw:layer="layout" svg:width="0.853cm" svg:height="0.962cm" svg:x="5.447cm" svg:y="11.968cm">
            <draw:text-box>
              <text:p>1</text:p>
            </draw:text-box>
          </draw:frame>
          <draw:frame draw:style-name="gr5" draw:text-style-name="P4" draw:layer="layout" svg:width="0.853cm" svg:height="0.962cm" svg:x="14.451cm" svg:y="11.941cm">
            <draw:text-box>
              <text:p>1</text:p>
            </draw:text-box>
          </draw:frame>
          <draw:custom-shape draw:style-name="gr1" draw:text-style-name="P1" draw:layer="layout" svg:width="5.5cm" svg:height="2cm" svg:x="2.552cm" svg:y="9.431cm">
            <text:p text:style-name="P1">PaymentControl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6" draw:text-style-name="P4" draw:layer="layout" svg:width="0.853cm" svg:height="0.962cm" svg:x="5.447cm" svg:y="8.08cm">
            <draw:text-box>
              <text:p>1</text:p>
            </draw:text-box>
          </draw:frame>
          <draw:frame draw:style-name="gr5" draw:text-style-name="P4" draw:layer="layout" svg:width="0.853cm" svg:height="0.962cm" svg:x="14.451cm" svg:y="8.068cm">
            <draw:text-box>
              <text:p>1</text:p>
            </draw:text-box>
          </draw:frame>
          <draw:frame draw:style-name="gr8" draw:text-style-name="P6" draw:layer="layout" svg:width="5.249cm" svg:height="1.673cm" svg:x="1.251cm" svg:y="7.225cm">
            <draw:text-box>
              <text:p text:style-name="P5"><text:span text:style-name="T1">payctrlreceipt</text:span></text:p>
            </draw:text-box>
          </draw:frame>
          <draw:frame draw:style-name="gr5" draw:text-style-name="P8" draw:layer="layout" svg:width="5.37cm" svg:height="0.962cm" svg:x="14.312cm" svg:y="12.725cm">
            <draw:text-box>
              <text:p text:style-name="P7"><text:span text:style-name="T2">paymentControl</text:span></text:p>
            </draw:text-box>
          </draw:frame>
          <draw:frame draw:style-name="gr5" draw:text-style-name="P4" draw:layer="layout" svg:width="2.72cm" svg:height="0.962cm" svg:x="9cm" svg:y="8.025cm">
            <draw:text-box>
              <text:p>hasOne</text:p>
            </draw:text-box>
          </draw:frame>
          <draw:frame draw:style-name="gr5" draw:text-style-name="P4" draw:layer="layout" svg:width="3.385cm" svg:height="0.962cm" svg:x="8.701cm" svg:y="11.025cm">
            <draw:text-box>
              <text:p>belongsTo</text:p>
            </draw:text-box>
          </draw:frame>
        </draw:g>
        <draw:g>
          <draw:custom-shape draw:style-name="gr1" draw:text-style-name="P1" xml:id="id17" draw:id="id17" draw:layer="layout" svg:width="5.5cm" svg:height="2cm" svg:x="2.552cm" svg:y="15.703cm">
            <text:p text:style-name="P1">Product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2" xml:id="id18" draw:id="id18" draw:layer="layout" svg:width="5.5cm" svg:height="2cm" svg:x="12.802cm" svg:y="15.703cm">
            <text:p text:style-name="P1">Servic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3" draw:text-style-name="P3" draw:layer="layout" svg:x1="5.302cm" svg:y1="15.703cm" svg:x2="15.552cm" svg:y2="15.703cm" draw:start-shape="id17" draw:start-glue-point="4" draw:end-shape="id18" draw:end-glue-point="4" svg:d="M5302 15703v-501h10250v501" svg:viewBox="0 0 10251 502">
            <text:p/>
          </draw:connector>
          <draw:connector draw:style-name="gr4" draw:text-style-name="P3" draw:layer="layout" svg:x1="15.552cm" svg:y1="17.703cm" svg:x2="5.302cm" svg:y2="17.703cm" draw:start-shape="id18" draw:start-glue-point="6" draw:end-shape="id17" draw:end-glue-point="6" svg:d="M15552 17703v502h-10250v-502" svg:viewBox="0 0 10251 503">
            <text:p/>
          </draw:connector>
          <draw:frame draw:style-name="gr5" draw:text-style-name="P4" draw:layer="layout" svg:width="0.853cm" svg:height="0.962cm" svg:x="5.447cm" svg:y="18.241cm">
            <draw:text-box>
              <text:p>1</text:p>
            </draw:text-box>
          </draw:frame>
          <draw:frame draw:style-name="gr5" draw:text-style-name="P4" draw:layer="layout" svg:width="0.853cm" svg:height="0.962cm" svg:x="14.451cm" svg:y="18.214cm">
            <draw:text-box>
              <text:p>1</text:p>
            </draw:text-box>
          </draw:frame>
          <draw:custom-shape draw:style-name="gr1" draw:text-style-name="P1" draw:layer="layout" svg:width="5.5cm" svg:height="2cm" svg:x="2.553cm" svg:y="15.704cm">
            <text:p text:style-name="P1">Contract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6" draw:text-style-name="P4" draw:layer="layout" svg:width="0.853cm" svg:height="0.962cm" svg:x="5.447cm" svg:y="14.353cm">
            <draw:text-box>
              <text:p>1</text:p>
            </draw:text-box>
          </draw:frame>
          <draw:frame draw:style-name="gr5" draw:text-style-name="P4" draw:layer="layout" svg:width="0.853cm" svg:height="0.962cm" svg:x="14.451cm" svg:y="14.341cm">
            <draw:text-box>
              <text:p>1</text:p>
            </draw:text-box>
          </draw:frame>
          <draw:frame draw:style-name="gr5" draw:text-style-name="P6" draw:layer="layout" svg:width="4.304cm" svg:height="0.962cm" svg:x="1.251cm" svg:y="13.65cm">
            <draw:text-box>
              <text:p text:style-name="P5"><text:span text:style-name="T1">servcontract</text:span></text:p>
            </draw:text-box>
          </draw:frame>
          <draw:frame draw:style-name="gr5" draw:text-style-name="P8" draw:layer="layout" svg:width="3.004cm" svg:height="0.962cm" svg:x="16.478cm" svg:y="18.65cm">
            <draw:text-box>
              <text:p text:style-name="P7"><text:span text:style-name="T2">contract</text:span></text:p>
            </draw:text-box>
          </draw:frame>
          <draw:frame draw:style-name="gr5" draw:text-style-name="P4" draw:layer="layout" svg:width="2.72cm" svg:height="0.962cm" svg:x="9cm" svg:y="14.35cm">
            <draw:text-box>
              <text:p>hasOne</text:p>
            </draw:text-box>
          </draw:frame>
          <draw:frame draw:style-name="gr5" draw:text-style-name="P4" draw:layer="layout" svg:width="3.385cm" svg:height="0.962cm" svg:x="8.702cm" svg:y="17.35cm">
            <draw:text-box>
              <text:p>belongsTo</text:p>
            </draw:text-box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7" draw:display-name="Pontas das setas 7" svg:viewBox="0 0 20 20" svg:d="M0 20l10-20 10 20z"/>
    <draw:marker draw:name="Pontas_20_das_20_setas_20_8" draw:display-name="Pontas das seta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09T00:22:15.740000000</meta:creation-date>
    <dc:date>2021-04-09T01:47:41.534000000</dc:date>
    <meta:editing-duration>PT12M5S</meta:editing-duration>
    <meta:editing-cycles>4</meta:editing-cycles>
    <meta:generator>LibreOffice/7.1.1.2$Windows_X86_64 LibreOffice_project/fe0b08f4af1bacafe4c7ecc87ce55bb426164676</meta:generator>
    <meta:document-statistic meta:object-count="114"/>
  </office:meta>
</office:document-meta>
</file>